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000000" loext:opacity="100%" fo:letter-spacing="normal"/>
    </style:style>
    <style:style style:name="P2" style:family="paragraph" style:parent-style-name="Heading_20_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Text_20_body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Horizontal_20_Line">
      <style:paragraph-properties fo:text-indent="0in" style:auto-text-indent="false"/>
    </style:style>
    <style:style style:name="P5" style:family="paragraph" style:parent-style-name="Heading_20_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Text_20_body" style:list-style-name="L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Text_20_body" style:list-style-name="L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Text_20_body" style:list-style-name="L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2" style:family="paragraph" style:parent-style-name="Text_20_body" style:list-style-name="L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Text_20_body" style:list-style-name="L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4" style:family="paragraph" style:parent-style-name="Text_20_body" style:list-style-name="L5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Text_20_body" style:list-style-name="L5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6" style:family="paragraph" style:parent-style-name="Text_20_body" style:list-style-name="L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7" style:family="paragraph" style:parent-style-name="Text_20_body" style:list-style-name="L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Text_20_body" style:list-style-name="L7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9" style:family="paragraph" style:parent-style-name="Text_20_body" style:list-style-name="L7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0" style:family="paragraph" style:parent-style-name="Text_20_body" style:list-style-name="L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Text_20_body" style:list-style-name="L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2" style:family="paragraph" style:parent-style-name="Text_20_body" style:list-style-name="L9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3" style:family="paragraph" style:parent-style-name="Text_20_body" style:list-style-name="L9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4" style:family="paragraph" style:parent-style-name="Text_20_body" style:list-style-name="L1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5" style:family="paragraph" style:parent-style-name="Text_20_body" style:list-style-name="L1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6" style:family="paragraph" style:parent-style-name="Text_20_body" style:list-style-name="L1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7" style:family="paragraph" style:parent-style-name="Text_20_body" style:list-style-name="L1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8" style:family="paragraph" style:parent-style-name="Text_20_body" style:list-style-name="L1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9" style:family="paragraph" style:parent-style-name="Text_20_body" style:list-style-name="L1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0" style:family="paragraph" style:parent-style-name="Text_20_body" style:list-style-name="L1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1" style:family="paragraph" style:parent-style-name="Text_20_body" style:list-style-name="L1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2" style:family="paragraph" style:parent-style-name="Text_20_body" style:list-style-name="L1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3" style:family="paragraph" style:parent-style-name="Text_20_body" style:list-style-name="L1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4" style:family="paragraph" style:parent-style-name="Text_20_body" style:list-style-name="L15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5" style:family="paragraph" style:parent-style-name="Text_20_body" style:list-style-name="L15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6" style:family="paragraph" style:parent-style-name="Text_20_body" style:list-style-name="L1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7" style:family="paragraph" style:parent-style-name="Text_20_body" style:list-style-name="L1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8" style:family="paragraph" style:parent-style-name="Text_20_body" style:list-style-name="L17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9" style:family="paragraph" style:parent-style-name="Text_20_body" style:list-style-name="L17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0" style:family="paragraph" style:parent-style-name="Text_20_body" style:list-style-name="L1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1" style:family="paragraph" style:parent-style-name="Text_20_body" style:list-style-name="L1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2" style:family="paragraph" style:parent-style-name="Text_20_body" style:list-style-name="L19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3" style:family="paragraph" style:parent-style-name="Text_20_body" style:list-style-name="L19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4" style:family="paragraph" style:parent-style-name="Text_20_body" style:list-style-name="L2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5" style:family="paragraph" style:parent-style-name="Text_20_body" style:list-style-name="L2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6" style:family="paragraph" style:parent-style-name="Text_20_body" style:list-style-name="L2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7" style:family="paragraph" style:parent-style-name="Text_20_body" style:list-style-name="L2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8" style:family="paragraph" style:parent-style-name="Text_20_body" style:list-style-name="L2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9" style:family="paragraph" style:parent-style-name="Text_20_body" style:list-style-name="L2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0" style:family="paragraph" style:parent-style-name="Text_20_body" style:list-style-name="L2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1" style:family="paragraph" style:parent-style-name="Text_20_body" style:list-style-name="L2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2" style:family="paragraph" style:parent-style-name="Text_20_body" style:list-style-name="L2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3" style:family="paragraph" style:parent-style-name="Text_20_body" style:list-style-name="L2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4" style:family="paragraph" style:parent-style-name="Text_20_body" style:list-style-name="L25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5" style:family="paragraph" style:parent-style-name="Text_20_body" style:list-style-name="L25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6" style:family="paragraph" style:parent-style-name="Text_20_body" style:list-style-name="L2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7" style:family="paragraph" style:parent-style-name="Text_20_body" style:list-style-name="L2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8" style:family="paragraph" style:parent-style-name="Text_20_body" style:list-style-name="L27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9" style:family="paragraph" style:parent-style-name="Text_20_body" style:list-style-name="L27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0" style:family="paragraph" style:parent-style-name="Text_20_body" style:list-style-name="L2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1" style:family="paragraph" style:parent-style-name="Text_20_body" style:list-style-name="L2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2" style:family="paragraph" style:parent-style-name="Text_20_body" style:list-style-name="L29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3" style:family="paragraph" style:parent-style-name="Text_20_body" style:list-style-name="L29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4" style:family="paragraph" style:parent-style-name="Text_20_body" style:list-style-name="L3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5" style:family="paragraph" style:parent-style-name="Text_20_body" style:list-style-name="L3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6" style:family="paragraph" style:parent-style-name="Text_20_body" style:list-style-name="L3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7" style:family="paragraph" style:parent-style-name="Text_20_body" style:list-style-name="L3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8" style:family="paragraph" style:parent-style-name="Text_20_body" style:list-style-name="L3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9" style:family="paragraph" style:parent-style-name="Text_20_body" style:list-style-name="L3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0" style:family="paragraph" style:parent-style-name="Text_20_body" style:list-style-name="L3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1" style:family="paragraph" style:parent-style-name="Text_20_body" style:list-style-name="L3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2" style:family="paragraph" style:parent-style-name="Text_20_body" style:list-style-name="L34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3" style:family="paragraph" style:parent-style-name="Text_20_body" style:list-style-name="L34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4" style:family="paragraph" style:parent-style-name="Text_20_body" style:list-style-name="L35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5" style:family="paragraph" style:parent-style-name="Text_20_body" style:list-style-name="L35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6" style:family="paragraph" style:parent-style-name="Text_20_body" style:list-style-name="L36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7" style:family="paragraph" style:parent-style-name="Text_20_body" style:list-style-name="L36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8" style:family="paragraph" style:parent-style-name="Text_20_body" style:list-style-name="L37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9" style:family="paragraph" style:parent-style-name="Text_20_body" style:list-style-name="L37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0" style:family="paragraph" style:parent-style-name="Text_20_body" style:list-style-name="L38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1" style:family="paragraph" style:parent-style-name="Text_20_body" style:list-style-name="L38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2" style:family="paragraph" style:parent-style-name="Text_20_body" style:list-style-name="L39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3" style:family="paragraph" style:parent-style-name="Text_20_body" style:list-style-name="L39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4" style:family="paragraph" style:parent-style-name="Text_20_body" style:list-style-name="L40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5" style:family="paragraph" style:parent-style-name="Text_20_body" style:list-style-name="L40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6" style:family="paragraph" style:parent-style-name="Preformatted_20_Text">
      <style:paragraph-properties fo:text-indent="0in" style:auto-text-indent="false"/>
    </style:style>
    <style:style style:name="P87" style:family="paragraph" style:parent-style-name="Preformatted_20_Text">
      <style:paragraph-properties fo:margin-top="0in" fo:margin-bottom="0.1965in" style:contextual-spacing="false" fo:text-indent="0in" style:auto-text-indent="false"/>
    </style:style>
    <style:style style:name="P88" style:family="paragraph" style:parent-style-name="Text_20_body" style:list-style-name="L41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9" style:family="paragraph" style:parent-style-name="Text_20_body" style:list-style-name="L41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0" style:family="paragraph" style:parent-style-name="Text_20_body" style:list-style-name="L42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1" style:family="paragraph" style:parent-style-name="Text_20_body" style:list-style-name="L42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2" style:family="paragraph" style:parent-style-name="Text_20_body" style:list-style-name="L43">
      <style:paragraph-properties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93" style:family="paragraph" style:parent-style-name="Text_20_body" style:list-style-name="L43">
      <style:paragraph-properties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🎓 <text:span text:style-name="T1">Complete Course: Fine-Tuning Large Language Models</text:span></text:h>
      <text:h text:style-name="P2" text:outline-level="2">Course Overview</text:h>
      <text:p text:style-name="P3">Duration: 8 weeks (3-4 hours/week)<text:line-break/>Level: Intermediate to Advanced<text:line-break/>Prerequisites: Basic Python, ML fundamentals, understanding of neural networks<text:line-break/>Format: Theory + Hands-on Projects</text:p>
      <text:p text:style-name="P4"/>
      <text:h text:style-name="P2" text:outline-level="2">Week 1: Foundations &amp; Setup</text:h>
      <text:h text:style-name="P5" text:outline-level="3">Learning Objectives</text:h>
      <text:list text:style-name="L1">
        <text:list-item>
          <text:p text:style-name="P6">Understand LLM architecture basics</text:p>
        </text:list-item>
        <text:list-item>
          <text:p text:style-name="P6">Set up development environment</text:p>
        </text:list-item>
        <text:list-item>
          <text:p text:style-name="P7">Learn pre-trained model concepts</text:p>
        </text:list-item>
      </text:list>
      <text:h text:style-name="P5" text:outline-level="3">Content</text:h>
      <text:list text:style-name="L2">
        <text:list-item>
          <text:p text:style-name="P8">Theory:</text:p>
          <text:list>
            <text:list-item>
              <text:p text:style-name="P9">Transformer architecture review</text:p>
            </text:list-item>
            <text:list-item>
              <text:p text:style-name="P9">Pre-training vs. fine-tuning</text:p>
            </text:list-item>
            <text:list-item>
              <text:p text:style-name="P9">Why fine-tune LLMs?</text:p>
            </text:list-item>
            <text:list-item>
              <text:p text:style-name="P9">Types of fine-tuning approaches</text:p>
            </text:list-item>
          </text:list>
        </text:list-item>
        <text:list-item>
          <text:p text:style-name="P8">Practical:</text:p>
          <text:list>
            <text:list-item>
              <text:p text:style-name="P9">Environment setup (Python, PyTorch, Transformers)</text:p>
            </text:list-item>
            <text:list-item>
              <text:p text:style-name="P9">Hugging Face Hub introduction</text:p>
            </text:list-item>
            <text:list-item>
              <text:p text:style-name="P9">Loading and running pre-trained models</text:p>
            </text:list-item>
            <text:list-item>
              <text:p text:style-name="P8">Basic inference examples</text:p>
            </text:list-item>
          </text:list>
        </text:list-item>
      </text:list>
      <text:h text:style-name="P5" text:outline-level="3">Hands-on Project</text:h>
      <text:list text:style-name="L3">
        <text:list-item>
          <text:p text:style-name="P10">Run inference on different pre-trained models</text:p>
        </text:list-item>
        <text:list-item>
          <text:p text:style-name="P11">Compare outputs across models</text:p>
        </text:list-item>
      </text:list>
      <text:h text:style-name="P5" text:outline-level="3">Resources</text:h>
      <text:list text:style-name="L4">
        <text:list-item>
          <text:p text:style-name="P12">Hugging Face Transformers documentation</text:p>
        </text:list-item>
        <text:list-item>
          <text:p text:style-name="P13">"The Illustrated Transformer" by Jay Alammar</text:p>
        </text:list-item>
      </text:list>
      <text:p text:style-name="P4"/>
      <text:h text:style-name="P2" text:outline-level="2"><text:soft-page-break/>Week 2: Data Preparation &amp; Preprocessing</text:h>
      <text:h text:style-name="P5" text:outline-level="3">Learning Objectives</text:h>
      <text:list text:style-name="L5">
        <text:list-item>
          <text:p text:style-name="P14">Learn data collection strategies</text:p>
        </text:list-item>
        <text:list-item>
          <text:p text:style-name="P14">Master data preprocessing techniques</text:p>
        </text:list-item>
        <text:list-item>
          <text:p text:style-name="P15">Understand data formatting for LLMs</text:p>
        </text:list-item>
      </text:list>
      <text:h text:style-name="P5" text:outline-level="3">Content</text:h>
      <text:list text:style-name="L6">
        <text:list-item>
          <text:p text:style-name="P16">Theory:</text:p>
          <text:list>
            <text:list-item>
              <text:p text:style-name="P17">Data quality importance</text:p>
            </text:list-item>
            <text:list-item>
              <text:p text:style-name="P17">Dataset size considerations</text:p>
            </text:list-item>
            <text:list-item>
              <text:p text:style-name="P17">Instruction-response format</text:p>
            </text:list-item>
            <text:list-item>
              <text:p text:style-name="P17">Data augmentation techniques</text:p>
            </text:list-item>
          </text:list>
        </text:list-item>
        <text:list-item>
          <text:p text:style-name="P16">Practical:</text:p>
          <text:list>
            <text:list-item>
              <text:p text:style-name="P17">Data cleaning and validation</text:p>
            </text:list-item>
            <text:list-item>
              <text:p text:style-name="P17">Text preprocessing pipelines</text:p>
            </text:list-item>
            <text:list-item>
              <text:p text:style-name="P17">Dataset formatting for different tasks</text:p>
            </text:list-item>
            <text:list-item>
              <text:p text:style-name="P16">Data loading and batching</text:p>
            </text:list-item>
          </text:list>
        </text:list-item>
      </text:list>
      <text:h text:style-name="P5" text:outline-level="3">Hands-on Project</text:h>
      <text:list text:style-name="L7">
        <text:list-item>
          <text:p text:style-name="P18">Create a custom dataset for a specific task</text:p>
        </text:list-item>
        <text:list-item>
          <text:p text:style-name="P18">Implement preprocessing pipeline</text:p>
        </text:list-item>
        <text:list-item>
          <text:p text:style-name="P19">Validate data quality</text:p>
        </text:list-item>
      </text:list>
      <text:h text:style-name="P5" text:outline-level="3">Resources</text:h>
      <text:list text:style-name="L8">
        <text:list-item>
          <text:p text:style-name="P20">Hugging Face Datasets library</text:p>
        </text:list-item>
        <text:list-item>
          <text:p text:style-name="P21">Data preprocessing best practices</text:p>
        </text:list-item>
      </text:list>
      <text:p text:style-name="P4"/>
      <text:h text:style-name="P2" text:outline-level="2">Week 3: Full Fine-Tuning Fundamentals</text:h>
      <text:h text:style-name="P5" text:outline-level="3">Learning Objectives</text:h>
      <text:list text:style-name="L9">
        <text:list-item>
          <text:p text:style-name="P22">Understand full fine-tuning process</text:p>
        </text:list-item>
        <text:list-item>
          <text:p text:style-name="P22">Learn hyperparameter optimization</text:p>
        </text:list-item>
        <text:list-item>
          <text:p text:style-name="P23">Master training loop implementation</text:p>
        </text:list-item>
      </text:list>
      <text:h text:style-name="P5" text:outline-level="3">Content</text:h>
      <text:list text:style-name="L10">
        <text:list-item>
          <text:p text:style-name="P24">Theory:</text:p>
          <text:list>
            <text:list-item>
              <text:p text:style-name="P25">Full parameter fine-tuning concepts</text:p>
            </text:list-item>
            <text:list-item>
              <text:p text:style-name="P25">Loss functions for different tasks</text:p>
            </text:list-item>
            <text:list-item>
              <text:p text:style-name="P25">Learning rate scheduling</text:p>
            </text:list-item>
            <text:list-item>
              <text:p text:style-name="P25">Overfitting prevention</text:p>
            </text:list-item>
          </text:list>
        </text:list-item>
        <text:list-item>
          <text:p text:style-name="P24"><text:soft-page-break/>Practical:</text:p>
          <text:list>
            <text:list-item>
              <text:p text:style-name="P25">Setting up training arguments</text:p>
            </text:list-item>
            <text:list-item>
              <text:p text:style-name="P25">Implementing training loops</text:p>
            </text:list-item>
            <text:list-item>
              <text:p text:style-name="P25">Monitoring training progress</text:p>
            </text:list-item>
            <text:list-item>
              <text:p text:style-name="P24">Saving and loading models</text:p>
            </text:list-item>
          </text:list>
        </text:list-item>
      </text:list>
      <text:h text:style-name="P5" text:outline-level="3">Hands-on Project</text:h>
      <text:list text:style-name="L11">
        <text:list-item>
          <text:p text:style-name="P26">Fine-tune a small model on a classification task</text:p>
        </text:list-item>
        <text:list-item>
          <text:p text:style-name="P26">Experiment with different hyperparameters</text:p>
        </text:list-item>
        <text:list-item>
          <text:p text:style-name="P27">Analyze training metrics</text:p>
        </text:list-item>
      </text:list>
      <text:h text:style-name="P5" text:outline-level="3">Resources</text:h>
      <text:list text:style-name="L12">
        <text:list-item>
          <text:p text:style-name="P28">Hugging Face Trainer API</text:p>
        </text:list-item>
        <text:list-item>
          <text:p text:style-name="P29">PyTorch optimization documentation</text:p>
        </text:list-item>
      </text:list>
      <text:p text:style-name="P4"/>
      <text:h text:style-name="P2" text:outline-level="2">Week 4: Parameter-Efficient Fine-Tuning (PEFT)</text:h>
      <text:h text:style-name="P5" text:outline-level="3">Learning Objectives</text:h>
      <text:list text:style-name="L13">
        <text:list-item>
          <text:p text:style-name="P30">Master PEFT techniques</text:p>
        </text:list-item>
        <text:list-item>
          <text:p text:style-name="P30">Implement LoRA and Adapter methods</text:p>
        </text:list-item>
        <text:list-item>
          <text:p text:style-name="P31">Understand computational efficiency</text:p>
        </text:list-item>
      </text:list>
      <text:h text:style-name="P5" text:outline-level="3">Content</text:h>
      <text:list text:style-name="L14">
        <text:list-item>
          <text:p text:style-name="P32">Theory:</text:p>
          <text:list>
            <text:list-item>
              <text:p text:style-name="P33">LoRA (Low-Rank Adaptation)</text:p>
            </text:list-item>
            <text:list-item>
              <text:p text:style-name="P33">Adapter layers</text:p>
            </text:list-item>
            <text:list-item>
              <text:p text:style-name="P33">Prompt tuning</text:p>
            </text:list-item>
            <text:list-item>
              <text:p text:style-name="P33">QLoRA and quantization</text:p>
            </text:list-item>
          </text:list>
        </text:list-item>
        <text:list-item>
          <text:p text:style-name="P32">Practical:</text:p>
          <text:list>
            <text:list-item>
              <text:p text:style-name="P33">Implementing LoRA with PEFT library</text:p>
            </text:list-item>
            <text:list-item>
              <text:p text:style-name="P33">Configuring adapter layers</text:p>
            </text:list-item>
            <text:list-item>
              <text:p text:style-name="P33">Memory-efficient training</text:p>
            </text:list-item>
            <text:list-item>
              <text:p text:style-name="P32">Model size comparison</text:p>
            </text:list-item>
          </text:list>
        </text:list-item>
      </text:list>
      <text:h text:style-name="P5" text:outline-level="3">Hands-on Project</text:h>
      <text:list text:style-name="L15">
        <text:list-item>
          <text:p text:style-name="P34">Implement LoRA fine-tuning on a medium-sized model</text:p>
        </text:list-item>
        <text:list-item>
          <text:p text:style-name="P34">Compare memory usage with full fine-tuning</text:p>
        </text:list-item>
        <text:list-item>
          <text:p text:style-name="P35">Evaluate performance trade-offs</text:p>
        </text:list-item>
      </text:list>
      <text:h text:style-name="P5" text:outline-level="3">Resources</text:h>
      <text:list text:style-name="L16">
        <text:list-item>
          <text:p text:style-name="P36">Hugging Face PEFT library</text:p>
        </text:list-item>
        <text:list-item>
          <text:p text:style-name="P37"><text:soft-page-break/>LoRA original paper and implementations</text:p>
        </text:list-item>
      </text:list>
      <text:p text:style-name="P4"/>
      <text:h text:style-name="P2" text:outline-level="2">Week 5: Task-Specific Fine-Tuning</text:h>
      <text:h text:style-name="P5" text:outline-level="3">Learning Objectives</text:h>
      <text:list text:style-name="L17">
        <text:list-item>
          <text:p text:style-name="P38">Fine-tune for specific NLP tasks</text:p>
        </text:list-item>
        <text:list-item>
          <text:p text:style-name="P38">Understand task-specific architectures</text:p>
        </text:list-item>
        <text:list-item>
          <text:p text:style-name="P39">Master evaluation metrics</text:p>
        </text:list-item>
      </text:list>
      <text:h text:style-name="P5" text:outline-level="3">Content</text:h>
      <text:list text:style-name="L18">
        <text:list-item>
          <text:p text:style-name="P40">Theory:</text:p>
          <text:list>
            <text:list-item>
              <text:p text:style-name="P41">Text classification fine-tuning</text:p>
            </text:list-item>
            <text:list-item>
              <text:p text:style-name="P41">Text generation and summarization</text:p>
            </text:list-item>
            <text:list-item>
              <text:p text:style-name="P41">Question answering systems</text:p>
            </text:list-item>
            <text:list-item>
              <text:p text:style-name="P41">Named entity recognition</text:p>
            </text:list-item>
          </text:list>
        </text:list-item>
        <text:list-item>
          <text:p text:style-name="P40">Practical:</text:p>
          <text:list>
            <text:list-item>
              <text:p text:style-name="P41">Task-specific data formatting</text:p>
            </text:list-item>
            <text:list-item>
              <text:p text:style-name="P41">Model architecture selection</text:p>
            </text:list-item>
            <text:list-item>
              <text:p text:style-name="P41">Evaluation metric implementation</text:p>
            </text:list-item>
            <text:list-item>
              <text:p text:style-name="P40">Results analysis</text:p>
            </text:list-item>
          </text:list>
        </text:list-item>
      </text:list>
      <text:h text:style-name="P5" text:outline-level="3">Hands-on Project</text:h>
      <text:list text:style-name="L19">
        <text:list-item>
          <text:p text:style-name="P42">Choose one task (classification, summarization, or QA)</text:p>
        </text:list-item>
        <text:list-item>
          <text:p text:style-name="P42">Fine-tune a model specifically for that task</text:p>
        </text:list-item>
        <text:list-item>
          <text:p text:style-name="P43">Implement comprehensive evaluation</text:p>
        </text:list-item>
      </text:list>
      <text:h text:style-name="P5" text:outline-level="3">Resources</text:h>
      <text:list text:style-name="L20">
        <text:list-item>
          <text:p text:style-name="P44">Task-specific model architectures</text:p>
        </text:list-item>
        <text:list-item>
          <text:p text:style-name="P45">Evaluation metric libraries (ROUGE, BLEU, etc.)</text:p>
        </text:list-item>
      </text:list>
      <text:p text:style-name="P4"/>
      <text:h text:style-name="P2" text:outline-level="2">Week 6: Advanced Techniques &amp; Optimization</text:h>
      <text:h text:style-name="P5" text:outline-level="3">Learning Objectives</text:h>
      <text:list text:style-name="L21">
        <text:list-item>
          <text:p text:style-name="P46">Implement advanced fine-tuning strategies</text:p>
        </text:list-item>
        <text:list-item>
          <text:p text:style-name="P46">Optimize for performance and efficiency</text:p>
        </text:list-item>
        <text:list-item>
          <text:p text:style-name="P47">Handle large-scale training</text:p>
        </text:list-item>
      </text:list>
      <text:h text:style-name="P5" text:outline-level="3">Content</text:h>
      <text:list text:style-name="L22">
        <text:list-item>
          <text:p text:style-name="P48">Theory:</text:p>
          <text:list>
            <text:list-item>
              <text:p text:style-name="P49"><text:soft-page-break/>Multi-task learning</text:p>
            </text:list-item>
            <text:list-item>
              <text:p text:style-name="P49">Curriculum learning</text:p>
            </text:list-item>
            <text:list-item>
              <text:p text:style-name="P49">Gradient checkpointing</text:p>
            </text:list-item>
            <text:list-item>
              <text:p text:style-name="P49">Mixed precision training</text:p>
            </text:list-item>
          </text:list>
        </text:list-item>
        <text:list-item>
          <text:p text:style-name="P48">Practical:</text:p>
          <text:list>
            <text:list-item>
              <text:p text:style-name="P49">Advanced training configurations</text:p>
            </text:list-item>
            <text:list-item>
              <text:p text:style-name="P49">Distributed training setup</text:p>
            </text:list-item>
            <text:list-item>
              <text:p text:style-name="P49">Model optimization techniques</text:p>
            </text:list-item>
            <text:list-item>
              <text:p text:style-name="P48">Debugging training issues</text:p>
            </text:list-item>
          </text:list>
        </text:list-item>
      </text:list>
      <text:h text:style-name="P5" text:outline-level="3">Hands-on Project</text:h>
      <text:list text:style-name="L23">
        <text:list-item>
          <text:p text:style-name="P50">Implement advanced optimization techniques</text:p>
        </text:list-item>
        <text:list-item>
          <text:p text:style-name="P50">Scale training to larger datasets</text:p>
        </text:list-item>
        <text:list-item>
          <text:p text:style-name="P51">Optimize inference performance</text:p>
        </text:list-item>
      </text:list>
      <text:h text:style-name="P5" text:outline-level="3">Resources</text:h>
      <text:list text:style-name="L24">
        <text:list-item>
          <text:p text:style-name="P52">PyTorch distributed training</text:p>
        </text:list-item>
        <text:list-item>
          <text:p text:style-name="P53">NVIDIA Apex for mixed precision</text:p>
        </text:list-item>
      </text:list>
      <text:p text:style-name="P4"/>
      <text:h text:style-name="P2" text:outline-level="2">Week 7: Evaluation &amp; Validation</text:h>
      <text:h text:style-name="P5" text:outline-level="3">Learning Objectives</text:h>
      <text:list text:style-name="L25">
        <text:list-item>
          <text:p text:style-name="P54">Master model evaluation techniques</text:p>
        </text:list-item>
        <text:list-item>
          <text:p text:style-name="P54">Understand validation strategies</text:p>
        </text:list-item>
        <text:list-item>
          <text:p text:style-name="P55">Learn bias and fairness assessment</text:p>
        </text:list-item>
      </text:list>
      <text:h text:style-name="P5" text:outline-level="3">Content</text:h>
      <text:list text:style-name="L26">
        <text:list-item>
          <text:p text:style-name="P56">Theory:</text:p>
          <text:list>
            <text:list-item>
              <text:p text:style-name="P57">Validation set design</text:p>
            </text:list-item>
            <text:list-item>
              <text:p text:style-name="P57">Cross-validation for LLMs</text:p>
            </text:list-item>
            <text:list-item>
              <text:p text:style-name="P57">Bias detection and mitigation</text:p>
            </text:list-item>
            <text:list-item>
              <text:p text:style-name="P57">Model robustness testing</text:p>
            </text:list-item>
          </text:list>
        </text:list-item>
        <text:list-item>
          <text:p text:style-name="P56">Practical:</text:p>
          <text:list>
            <text:list-item>
              <text:p text:style-name="P57">Implementing evaluation pipelines</text:p>
            </text:list-item>
            <text:list-item>
              <text:p text:style-name="P57">Statistical significance testing</text:p>
            </text:list-item>
            <text:list-item>
              <text:p text:style-name="P57">Error analysis techniques</text:p>
            </text:list-item>
            <text:list-item>
              <text:p text:style-name="P56">Model comparison methods</text:p>
            </text:list-item>
          </text:list>
        </text:list-item>
      </text:list>
      <text:h text:style-name="P5" text:outline-level="3">Hands-on Project</text:h>
      <text:list text:style-name="L27">
        <text:list-item>
          <text:p text:style-name="P58">Comprehensive model evaluation</text:p>
        </text:list-item>
        <text:list-item>
          <text:p text:style-name="P58">Bias analysis and mitigation</text:p>
        </text:list-item>
        <text:list-item>
          <text:p text:style-name="P59"><text:soft-page-break/>Create evaluation report</text:p>
        </text:list-item>
      </text:list>
      <text:h text:style-name="P5" text:outline-level="3">Resources</text:h>
      <text:list text:style-name="L28">
        <text:list-item>
          <text:p text:style-name="P60">Evaluation metric libraries</text:p>
        </text:list-item>
        <text:list-item>
          <text:p text:style-name="P61">Fairness and bias assessment tools</text:p>
        </text:list-item>
      </text:list>
      <text:p text:style-name="P4"/>
      <text:h text:style-name="P2" text:outline-level="2">Week 8: Deployment &amp; Production</text:h>
      <text:h text:style-name="P5" text:outline-level="3">Learning Objectives</text:h>
      <text:list text:style-name="L29">
        <text:list-item>
          <text:p text:style-name="P62">Deploy fine-tuned models</text:p>
        </text:list-item>
        <text:list-item>
          <text:p text:style-name="P62">Understand production considerations</text:p>
        </text:list-item>
        <text:list-item>
          <text:p text:style-name="P63">Learn monitoring and maintenance</text:p>
        </text:list-item>
      </text:list>
      <text:h text:style-name="P5" text:outline-level="3">Content</text:h>
      <text:list text:style-name="L30">
        <text:list-item>
          <text:p text:style-name="P64">Theory:</text:p>
          <text:list>
            <text:list-item>
              <text:p text:style-name="P65">Model serving architectures</text:p>
            </text:list-item>
            <text:list-item>
              <text:p text:style-name="P65">API deployment strategies</text:p>
            </text:list-item>
            <text:list-item>
              <text:p text:style-name="P65">Performance optimization</text:p>
            </text:list-item>
            <text:list-item>
              <text:p text:style-name="P65">Model versioning and updates</text:p>
            </text:list-item>
          </text:list>
        </text:list-item>
        <text:list-item>
          <text:p text:style-name="P64">Practical:</text:p>
          <text:list>
            <text:list-item>
              <text:p text:style-name="P65">Model export and serialization</text:p>
            </text:list-item>
            <text:list-item>
              <text:p text:style-name="P65">API development with FastAPI</text:p>
            </text:list-item>
            <text:list-item>
              <text:p text:style-name="P65">Containerization with Docker</text:p>
            </text:list-item>
            <text:list-item>
              <text:p text:style-name="P64">Cloud deployment options</text:p>
            </text:list-item>
          </text:list>
        </text:list-item>
      </text:list>
      <text:h text:style-name="P5" text:outline-level="3">Capstone Project</text:h>
      <text:list text:style-name="L31">
        <text:list-item>
          <text:p text:style-name="P66">Deploy your fine-tuned model as a web service</text:p>
        </text:list-item>
        <text:list-item>
          <text:p text:style-name="P66">Create a complete application using your model</text:p>
        </text:list-item>
        <text:list-item>
          <text:p text:style-name="P67">Implement monitoring and logging</text:p>
        </text:list-item>
      </text:list>
      <text:h text:style-name="P5" text:outline-level="3">Resources</text:h>
      <text:list text:style-name="L32">
        <text:list-item>
          <text:p text:style-name="P68">Hugging Face Inference API</text:p>
        </text:list-item>
        <text:list-item>
          <text:p text:style-name="P69">Docker and cloud deployment guides</text:p>
        </text:list-item>
      </text:list>
      <text:p text:style-name="P4"/>
      <text:h text:style-name="P2" text:outline-level="2">Final Capstone Project</text:h>
      <text:h text:style-name="P5" text:outline-level="3">Project Options (Choose One)</text:h>
      <text:list text:style-name="L33">
        <text:list-item>
          <text:p text:style-name="P70">Domain-Specific Assistant: Fine-tune for legal, medical, or financial domain</text:p>
        </text:list-item>
        <text:list-item>
          <text:p text:style-name="P70">Custom Chatbot: Create a specialized conversational agent</text:p>
        </text:list-item>
        <text:list-item>
          <text:p text:style-name="P70">Content Generator: Build a domain-specific content creation tool</text:p>
        </text:list-item>
        <text:list-item>
          <text:p text:style-name="P71"><text:soft-page-break/>Analysis Tool: Develop a specialized text analysis system</text:p>
        </text:list-item>
      </text:list>
      <text:h text:style-name="P5" text:outline-level="3">Requirements</text:h>
      <text:list text:style-name="L34">
        <text:list-item>
          <text:p text:style-name="P72">Data collection and preprocessing</text:p>
        </text:list-item>
        <text:list-item>
          <text:p text:style-name="P72">Model selection and fine-tuning</text:p>
        </text:list-item>
        <text:list-item>
          <text:p text:style-name="P72">Comprehensive evaluation</text:p>
        </text:list-item>
        <text:list-item>
          <text:p text:style-name="P72">Deployment and demonstration</text:p>
        </text:list-item>
        <text:list-item>
          <text:p text:style-name="P73">Documentation and presentation</text:p>
        </text:list-item>
      </text:list>
      <text:p text:style-name="P4"/>
      <text:h text:style-name="P2" text:outline-level="2">Additional Resources</text:h>
      <text:h text:style-name="P5" text:outline-level="3">Recommended Reading</text:h>
      <text:list text:style-name="L35">
        <text:list-item>
          <text:p text:style-name="P74">"Attention Is All You Need" (Transformer paper)</text:p>
        </text:list-item>
        <text:list-item>
          <text:p text:style-name="P74">"LoRA: Low-Rank Adaptation of Large Language Models"</text:p>
        </text:list-item>
        <text:list-item>
          <text:p text:style-name="P75">"QLoRA: Efficient Finetuning of Quantized LLMs"</text:p>
        </text:list-item>
      </text:list>
      <text:h text:style-name="P5" text:outline-level="3">Tools &amp; Libraries</text:h>
      <text:list text:style-name="L36">
        <text:list-item>
          <text:p text:style-name="P76">Primary: Hugging Face Transformers, PEFT, Datasets</text:p>
        </text:list-item>
        <text:list-item>
          <text:p text:style-name="P76">Supporting: PyTorch, TensorFlow, FastAPI, Docker</text:p>
        </text:list-item>
        <text:list-item>
          <text:p text:style-name="P77">Monitoring: Weights &amp; Biases, TensorBoard</text:p>
        </text:list-item>
      </text:list>
      <text:h text:style-name="P5" text:outline-level="3">Hardware Recommendations</text:h>
      <text:list text:style-name="L37">
        <text:list-item>
          <text:p text:style-name="P78">Minimum: 16GB RAM, GPU with 8GB VRAM</text:p>
        </text:list-item>
        <text:list-item>
          <text:p text:style-name="P78">Recommended: 32GB RAM, GPU with 16GB+ VRAM</text:p>
        </text:list-item>
        <text:list-item>
          <text:p text:style-name="P79">Cloud Options: Google Colab Pro, AWS, Azure ML</text:p>
        </text:list-item>
      </text:list>
      <text:p text:style-name="P4"/>
      <text:h text:style-name="P2" text:outline-level="2">Assessment &amp; Certification</text:h>
      <text:h text:style-name="P5" text:outline-level="3">Weekly Assessments</text:h>
      <text:list text:style-name="L38">
        <text:list-item>
          <text:p text:style-name="P80">Quiz on theoretical concepts (20%)</text:p>
        </text:list-item>
        <text:list-item>
          <text:p text:style-name="P80">Hands-on coding assignments (40%)</text:p>
        </text:list-item>
        <text:list-item>
          <text:p text:style-name="P81">Peer code reviews (10%)</text:p>
        </text:list-item>
      </text:list>
      <text:h text:style-name="P5" text:outline-level="3">Final Evaluation</text:h>
      <text:list text:style-name="L39">
        <text:list-item>
          <text:p text:style-name="P82">Capstone project implementation (20%)</text:p>
        </text:list-item>
        <text:list-item>
          <text:p text:style-name="P83">Project presentation and documentation (10%)</text:p>
        </text:list-item>
      </text:list>
      <text:h text:style-name="P5" text:outline-level="3">Certification</text:h>
      <text:list text:style-name="L40">
        <text:list-item>
          <text:p text:style-name="P84">Certificate of Completion for students scoring 70%+</text:p>
        </text:list-item>
        <text:list-item>
          <text:p text:style-name="P85">Distinction for students scoring 90%+</text:p>
        </text:list-item>
      </text:list>
      <text:p text:style-name="P4"><text:soft-page-break/></text:p>
      <text:h text:style-name="P2" text:outline-level="2">Learning Path Visualization</text:h>
      <text:p text:style-name="P86"><text:span text:style-name="Source_20_Text"><text:span text:style-name="T2">Week 1: Foundations ──┐</text:span></text:span></text:p>
      <text:p text:style-name="P86"><text:span text:style-name="Source_20_Text"><text:span text:style-name="T3"><text:s text:c="22"/>├── </text:span></text:span><text:span text:style-name="Source_20_Text"><text:span text:style-name="T2">Week 2: Data Prep ──┐</text:span></text:span></text:p>
      <text:p text:style-name="P86"><text:span text:style-name="Source_20_Text"><text:span text:style-name="T2">Week 3: Full FT ──────┤ <text:s text:c="23"/>├── Week 4: PEFT ──┐</text:span></text:span></text:p>
      <text:p text:style-name="P86"><text:span text:style-name="Source_20_Text"><text:span text:style-name="T3"><text:s text:c="22"/>├── </text:span></text:span><text:span text:style-name="Source_20_Text"><text:span text:style-name="T2">Week 5: Task-Specific ──┤ <text:s text:c="15"/>├── Week 6: Advanced ──┐</text:span></text:span></text:p>
      <text:p text:style-name="P86"><text:span text:style-name="Source_20_Text"><text:span text:style-name="T2">Week 7: Evaluation ──────────────────────────────┤ <text:s text:c="15"/>│ <text:s text:c="21"/>├── Final Project</text:span></text:span></text:p>
      <text:p text:style-name="P87"><text:span text:style-name="Source_20_Text"><text:span text:style-name="T3"><text:s text:c="49"/>├── </text:span></text:span><text:span text:style-name="Source_20_Text"><text:span text:style-name="T2">Week 8: Deployment ──────────────────┘</text:span></text:span></text:p>
      <text:p text:style-name="P86"><text:span text:style-name="Source_20_Text"><text:span text:style-name="T2">Week 1: Foundations ──┐</text:span></text:span></text:p>
      <text:p text:style-name="P86"><text:span text:style-name="Source_20_Text"><text:span text:style-name="T3"><text:s text:c="22"/>├── </text:span></text:span><text:span text:style-name="Source_20_Text"><text:span text:style-name="T2">Week 2: Data Prep ──┐</text:span></text:span></text:p>
      <text:p text:style-name="P86"><text:span text:style-name="Source_20_Text"><text:span text:style-name="T2">Week 3: Full FT ──────┤ <text:s text:c="23"/>├── Week 4: PEFT ──┐</text:span></text:span></text:p>
      <text:p text:style-name="P86"><text:span text:style-name="Source_20_Text"><text:span text:style-name="T3"><text:s text:c="22"/>├── </text:span></text:span><text:span text:style-name="Source_20_Text"><text:span text:style-name="T2">Week 5: Task-Specific ──┤ <text:s text:c="15"/>├── Week 6: Advanced ──┐</text:span></text:span></text:p>
      <text:p text:style-name="P86"><text:span text:style-name="Source_20_Text"><text:span text:style-name="T2">Week 7: Evaluation ──────────────────────────────┤ <text:s text:c="15"/>│ <text:s text:c="21"/>├── Final Project</text:span></text:span></text:p>
      <text:p text:style-name="P87"><text:span text:style-name="Source_20_Text"><text:span text:style-name="T3"><text:s text:c="49"/>├── </text:span></text:span><text:span text:style-name="Source_20_Text"><text:span text:style-name="T2">Week 8: Deployment ──────────────────┘</text:span></text:span></text:p>
      <text:h text:style-name="P2" text:outline-level="2">Community &amp; Support</text:h>
      <text:list text:style-name="L41">
        <text:list-item>
          <text:p text:style-name="P88">Weekly Office Hours: Live Q&amp;A sessions</text:p>
        </text:list-item>
        <text:list-item>
          <text:p text:style-name="P88">Discussion Forums: Peer-to-peer support</text:p>
        </text:list-item>
        <text:list-item>
          <text:p text:style-name="P88">Code Reviews: Expert feedback on projects</text:p>
        </text:list-item>
        <text:list-item>
          <text:p text:style-name="P89">Resource Library: Curated papers and tutorials</text:p>
        </text:list-item>
      </text:list>
      <text:p text:style-name="P4"/>
      <text:h text:style-name="P2" text:outline-level="2">Career Outcomes</text:h>
      <text:h text:style-name="P5" text:outline-level="3">Job Roles You'll Be Prepared For</text:h>
      <text:list text:style-name="L42">
        <text:list-item>
          <text:p text:style-name="P90">ML Engineer (NLP focus)</text:p>
        </text:list-item>
        <text:list-item>
          <text:p text:style-name="P90">AI Research Scientist</text:p>
        </text:list-item>
        <text:list-item>
          <text:p text:style-name="P90">LLM Specialist</text:p>
        </text:list-item>
        <text:list-item>
          <text:p text:style-name="P90">Applied Research Scientist</text:p>
        </text:list-item>
        <text:list-item>
          <text:p text:style-name="P91">NLP Engineer</text:p>
        </text:list-item>
      </text:list>
      <text:h text:style-name="P5" text:outline-level="3">Skills You'll Gain</text:h>
      <text:list text:style-name="L43">
        <text:list-item>
          <text:p text:style-name="P92">Advanced LLM fine-tuning</text:p>
        </text:list-item>
        <text:list-item>
          <text:p text:style-name="P92">Production ML deployment</text:p>
        </text:list-item>
        <text:list-item>
          <text:p text:style-name="P92">Performance optimization</text:p>
        </text:list-item>
        <text:list-item>
          <text:p text:style-name="P93">Domain adaptation techniques</text:p>
        </text:list-item>
      </text:list>
      <text:p text:style-name="P3">This comprehensive course will transform you from a beginner to an expert in LLM fine-tuning, ready to tackle real-world AI challenges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45:46.187493000</meta:creation-date>
    <dc:date>2025-12-24T12:46:06.054797000</dc:date>
    <meta:editing-duration>PT21S</meta:editing-duration>
    <meta:editing-cycles>1</meta:editing-cycles>
    <meta:document-statistic meta:table-count="0" meta:image-count="0" meta:object-count="0" meta:page-count="8" meta:paragraph-count="253" meta:word-count="1131" meta:character-count="7885" meta:non-whitespace-character-count="6854"/>
    <meta:generator>LibreOffice/25.8.3.2$MacOSX_X86_64 LibreOffice_project/8ca8d55c161d602844f5428fa4b58097424e324e</meta:generator>
  </office:meta>
</office:document-meta>
</file>